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pt"/>
    </style:style>
    <style:style style:name="co2" style:family="table-column">
      <style:table-column-properties fo:break-before="auto" style:column-width="7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ckets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16.6703209877" calcext:value-type="float">
            <text:p>16.6703209877</text:p>
          </table:table-cell>
          <table:table-cell office:value-type="float" office:value="-23.6928491226" calcext:value-type="float">
            <text:p>-23.6928491226</text:p>
          </table:table-cell>
          <table:table-cell table:number-columns-repeated="8"/>
        </table:table-row>
        <table:table-row table:style-name="ro1">
          <table:table-cell office:value-type="float" office:value="16.672191143" calcext:value-type="float">
            <text:p>16.672191143</text:p>
          </table:table-cell>
          <table:table-cell office:value-type="float" office:value="-23.2905177224" calcext:value-type="float">
            <text:p>-23.2905177224</text:p>
          </table:table-cell>
          <table:table-cell table:number-columns-repeated="8"/>
        </table:table-row>
        <table:table-row table:style-name="ro1">
          <table:table-cell office:value-type="float" office:value="16.6755390167" calcext:value-type="float">
            <text:p>16.6755390167</text:p>
          </table:table-cell>
          <table:table-cell office:value-type="float" office:value="-23.3128694669" calcext:value-type="float">
            <text:p>-23.3128694669</text:p>
          </table:table-cell>
          <table:table-cell table:number-columns-repeated="8"/>
        </table:table-row>
        <table:table-row table:style-name="ro1">
          <table:table-cell office:value-type="float" office:value="16.6835391521" calcext:value-type="float">
            <text:p>16.6835391521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16.6869871616" calcext:value-type="float">
            <text:p>16.6869871616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6.7048630714" calcext:value-type="float">
            <text:p>16.7048630714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6.7495880127" calcext:value-type="float">
            <text:p>16.7495880127</text:p>
          </table:table-cell>
          <table:table-cell office:value-type="float" office:value="-23.0670002779" calcext:value-type="float">
            <text:p>-23.0670002779</text:p>
          </table:table-cell>
          <table:table-cell table:number-columns-repeated="8"/>
        </table:table-row>
        <table:table-row table:style-name="ro1">
          <table:table-cell office:value-type="float" office:value="16.754554987" calcext:value-type="float">
            <text:p>16.754554987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16.7582662106" calcext:value-type="float">
            <text:p>16.7582662106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6.7615602016" calcext:value-type="float">
            <text:p>16.7615602016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6.7658820152" calcext:value-type="float">
            <text:p>16.7658820152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6.7681760788" calcext:value-type="float">
            <text:p>16.7681760788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6.7699401379" calcext:value-type="float">
            <text:p>16.7699401379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6.7712771893" calcext:value-type="float">
            <text:p>16.7712771893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6.7726612091" calcext:value-type="float">
            <text:p>16.7726612091</text:p>
          </table:table-cell>
          <table:table-cell office:value-type="float" office:value="-23.0446485334" calcext:value-type="float">
            <text:p>-23.0446485334</text:p>
          </table:table-cell>
          <table:table-cell table:number-columns-repeated="8"/>
        </table:table-row>
        <table:table-row table:style-name="ro1">
          <table:table-cell office:value-type="float" office:value="16.7755551338" calcext:value-type="float">
            <text:p>16.7755551338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6.7990500927" calcext:value-type="float">
            <text:p>16.7990500927</text:p>
          </table:table-cell>
          <table:table-cell office:value-type="float" office:value="-24.0504770339" calcext:value-type="float">
            <text:p>-24.0504770339</text:p>
          </table:table-cell>
          <table:table-cell table:number-columns-repeated="8"/>
        </table:table-row>
        <table:table-row table:style-name="ro1">
          <table:table-cell office:value-type="float" office:value="16.8146572113" calcext:value-type="float">
            <text:p>16.8146572113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6.8185272217" calcext:value-type="float">
            <text:p>16.8185272217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6.8224542141" calcext:value-type="float">
            <text:p>16.8224542141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6.8317551613" calcext:value-type="float">
            <text:p>16.8317551613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16.8509700298" calcext:value-type="float">
            <text:p>16.8509700298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6.8908510208" calcext:value-type="float">
            <text:p>16.8908510208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6.9134111404" calcext:value-type="float">
            <text:p>16.9134111404</text:p>
          </table:table-cell>
          <table:table-cell office:value-type="float" office:value="-23.4693316781" calcext:value-type="float">
            <text:p>-23.4693316781</text:p>
          </table:table-cell>
          <table:table-cell table:number-columns-repeated="8"/>
        </table:table-row>
        <table:table-row table:style-name="ro1">
          <table:table-cell office:value-type="float" office:value="16.9343261719" calcext:value-type="float">
            <text:p>16.9343261719</text:p>
          </table:table-cell>
          <table:table-cell office:value-type="float" office:value="-23.9834218005" calcext:value-type="float">
            <text:p>-23.9834218005</text:p>
          </table:table-cell>
          <table:table-cell table:number-columns-repeated="8"/>
        </table:table-row>
        <table:table-row table:style-name="ro1">
          <table:table-cell office:value-type="float" office:value="16.9379551411" calcext:value-type="float">
            <text:p>16.9379551411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6.9546751976" calcext:value-type="float">
            <text:p>16.9546751976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6.9950351715" calcext:value-type="float">
            <text:p>16.9950351715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7.0167779922" calcext:value-type="float">
            <text:p>17.0167779922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17.0416991711" calcext:value-type="float">
            <text:p>17.0416991711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7.0537111759" calcext:value-type="float">
            <text:p>17.0537111759</text:p>
          </table:table-cell>
          <table:table-cell office:value-type="float" office:value="-23.759904356" calcext:value-type="float">
            <text:p>-23.759904356</text:p>
          </table:table-cell>
          <table:table-cell table:number-columns-repeated="8"/>
        </table:table-row>
        <table:table-row table:style-name="ro1">
          <table:table-cell office:value-type="float" office:value="17.1063361168" calcext:value-type="float">
            <text:p>17.1063361168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7.1238942146" calcext:value-type="float">
            <text:p>17.1238942146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7.1345221996" calcext:value-type="float">
            <text:p>17.1345221996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17.1369621754" calcext:value-type="float">
            <text:p>17.1369621754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7.139991045" calcext:value-type="float">
            <text:p>17.139991045</text:p>
          </table:table-cell>
          <table:table-cell office:value-type="float" office:value="-23.2458142335" calcext:value-type="float">
            <text:p>-23.2458142335</text:p>
          </table:table-cell>
          <table:table-cell table:number-columns-repeated="8"/>
        </table:table-row>
        <table:table-row table:style-name="ro1">
          <table:table-cell office:value-type="float" office:value="17.1427490711" calcext:value-type="float">
            <text:p>17.1427490711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17.1449570656" calcext:value-type="float">
            <text:p>17.1449570656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7.1652870178" calcext:value-type="float">
            <text:p>17.1652870178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7.1828620434" calcext:value-type="float">
            <text:p>17.1828620434</text:p>
          </table:table-cell>
          <table:table-cell office:value-type="float" office:value="-23.3128694669" calcext:value-type="float">
            <text:p>-23.3128694669</text:p>
          </table:table-cell>
          <table:table-cell table:number-columns-repeated="8"/>
        </table:table-row>
        <table:table-row table:style-name="ro1">
          <table:table-cell office:value-type="float" office:value="17.2269589901" calcext:value-type="float">
            <text:p>17.2269589901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7.2311530113" calcext:value-type="float">
            <text:p>17.2311530113</text:p>
          </table:table-cell>
          <table:table-cell office:value-type="float" office:value="-24.0728287784" calcext:value-type="float">
            <text:p>-24.0728287784</text:p>
          </table:table-cell>
          <table:table-cell table:number-columns-repeated="8"/>
        </table:table-row>
        <table:table-row table:style-name="ro1">
          <table:table-cell office:value-type="float" office:value="17.2346880436" calcext:value-type="float">
            <text:p>17.2346880436</text:p>
          </table:table-cell>
          <table:table-cell office:value-type="float" office:value="-24.0504770339" calcext:value-type="float">
            <text:p>-24.0504770339</text:p>
          </table:table-cell>
          <table:table-cell table:number-columns-repeated="8"/>
        </table:table-row>
        <table:table-row table:style-name="ro1">
          <table:table-cell office:value-type="float" office:value="17.2363941669" calcext:value-type="float">
            <text:p>17.2363941669</text:p>
          </table:table-cell>
          <table:table-cell office:value-type="float" office:value="-23.4693316781" calcext:value-type="float">
            <text:p>-23.4693316781</text:p>
          </table:table-cell>
          <table:table-cell table:number-columns-repeated="8"/>
        </table:table-row>
        <table:table-row table:style-name="ro1">
          <table:table-cell office:value-type="float" office:value="17.2644891739" calcext:value-type="float">
            <text:p>17.2644891739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7.3020970821" calcext:value-type="float">
            <text:p>17.3020970821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7.3046951294" calcext:value-type="float">
            <text:p>17.3046951294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7.306907177" calcext:value-type="float">
            <text:p>17.306907177</text:p>
          </table:table-cell>
          <table:table-cell office:value-type="float" office:value="-23.4246281892" calcext:value-type="float">
            <text:p>-23.4246281892</text:p>
          </table:table-cell>
          <table:table-cell table:number-columns-repeated="8"/>
        </table:table-row>
        <table:table-row table:style-name="ro1">
          <table:table-cell office:value-type="float" office:value="17.3094961643" calcext:value-type="float">
            <text:p>17.3094961643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7.3124861717" calcext:value-type="float">
            <text:p>17.3124861717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7.3545160294" calcext:value-type="float">
            <text:p>17.3545160294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7.3559930325" calcext:value-type="float">
            <text:p>17.3559930325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7.3587641716" calcext:value-type="float">
            <text:p>17.3587641716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17.3614311218" calcext:value-type="float">
            <text:p>17.3614311218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7.3655290604" calcext:value-type="float">
            <text:p>17.3655290604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7.3684720993" calcext:value-type="float">
            <text:p>17.3684720993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7.3714091778" calcext:value-type="float">
            <text:p>17.3714091778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7.3747332096" calcext:value-type="float">
            <text:p>17.3747332096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7.3829841614" calcext:value-type="float">
            <text:p>17.3829841614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17.3865840435" calcext:value-type="float">
            <text:p>17.3865840435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7.3994250298" calcext:value-type="float">
            <text:p>17.3994250298</text:p>
          </table:table-cell>
          <table:table-cell office:value-type="float" office:value="-23.2234624891" calcext:value-type="float">
            <text:p>-23.2234624891</text:p>
          </table:table-cell>
          <table:table-cell table:number-columns-repeated="8"/>
        </table:table-row>
        <table:table-row table:style-name="ro1">
          <table:table-cell office:value-type="float" office:value="17.409085989" calcext:value-type="float">
            <text:p>17.409085989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7.4209420681" calcext:value-type="float">
            <text:p>17.4209420681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7.4515190125" calcext:value-type="float">
            <text:p>17.4515190125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7.460144043" calcext:value-type="float">
            <text:p>17.460144043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17.4678711891" calcext:value-type="float">
            <text:p>17.4678711891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7.471653223" calcext:value-type="float">
            <text:p>17.471653223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17.4750201702" calcext:value-type="float">
            <text:p>17.4750201702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7.477145195" calcext:value-type="float">
            <text:p>17.477145195</text:p>
          </table:table-cell>
          <table:table-cell office:value-type="float" office:value="-22.9999450445" calcext:value-type="float">
            <text:p>-22.9999450445</text:p>
          </table:table-cell>
          <table:table-cell table:number-columns-repeated="8"/>
        </table:table-row>
        <table:table-row table:style-name="ro1">
          <table:table-cell office:value-type="float" office:value="17.4786250591" calcext:value-type="float">
            <text:p>17.4786250591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7.4853010178" calcext:value-type="float">
            <text:p>17.4853010178</text:p>
          </table:table-cell>
          <table:table-cell office:value-type="float" office:value="-23.9610700561" calcext:value-type="float">
            <text:p>-23.9610700561</text:p>
          </table:table-cell>
          <table:table-cell table:number-columns-repeated="8"/>
        </table:table-row>
        <table:table-row table:style-name="ro1">
          <table:table-cell office:value-type="float" office:value="17.4875600338" calcext:value-type="float">
            <text:p>17.4875600338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7.4899711609" calcext:value-type="float">
            <text:p>17.4899711609</text:p>
          </table:table-cell>
          <table:table-cell office:value-type="float" office:value="-23.2234624891" calcext:value-type="float">
            <text:p>-23.2234624891</text:p>
          </table:table-cell>
          <table:table-cell table:number-columns-repeated="8"/>
        </table:table-row>
        <table:table-row table:style-name="ro1">
          <table:table-cell office:value-type="float" office:value="17.5019171238" calcext:value-type="float">
            <text:p>17.5019171238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7.5723810196" calcext:value-type="float">
            <text:p>17.5723810196</text:p>
          </table:table-cell>
          <table:table-cell office:value-type="float" office:value="-23.8046078449" calcext:value-type="float">
            <text:p>-23.8046078449</text:p>
          </table:table-cell>
          <table:table-cell table:number-columns-repeated="8"/>
        </table:table-row>
        <table:table-row table:style-name="ro1">
          <table:table-cell office:value-type="float" office:value="17.5771200657" calcext:value-type="float">
            <text:p>17.5771200657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7.581466198" calcext:value-type="float">
            <text:p>17.581466198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7.5828092098" calcext:value-type="float">
            <text:p>17.5828092098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17.5864121914" calcext:value-type="float">
            <text:p>17.5864121914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17.5912461281" calcext:value-type="float">
            <text:p>17.5912461281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7.6057322025" calcext:value-type="float">
            <text:p>17.6057322025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7.6092510223" calcext:value-type="float">
            <text:p>17.6092510223</text:p>
          </table:table-cell>
          <table:table-cell office:value-type="float" office:value="-23.268165978" calcext:value-type="float">
            <text:p>-23.268165978</text:p>
          </table:table-cell>
          <table:table-cell table:number-columns-repeated="8"/>
        </table:table-row>
        <table:table-row table:style-name="ro1">
          <table:table-cell office:value-type="float" office:value="17.6316361427" calcext:value-type="float">
            <text:p>17.6316361427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7.6548860073" calcext:value-type="float">
            <text:p>17.6548860073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7.6788392067" calcext:value-type="float">
            <text:p>17.6788392067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7.683986187" calcext:value-type="float">
            <text:p>17.683986187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7.7240400314" calcext:value-type="float">
            <text:p>17.7240400314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7.7632021904" calcext:value-type="float">
            <text:p>17.7632021904</text:p>
          </table:table-cell>
          <table:table-cell office:value-type="float" office:value="-24.1622357562" calcext:value-type="float">
            <text:p>-24.1622357562</text:p>
          </table:table-cell>
          <table:table-cell table:number-columns-repeated="8"/>
        </table:table-row>
        <table:table-row table:style-name="ro1">
          <table:table-cell office:value-type="float" office:value="17.769288063" calcext:value-type="float">
            <text:p>17.769288063</text:p>
          </table:table-cell>
          <table:table-cell office:value-type="float" office:value="-23.8046078449" calcext:value-type="float">
            <text:p>-23.8046078449</text:p>
          </table:table-cell>
          <table:table-cell table:number-columns-repeated="8"/>
        </table:table-row>
        <table:table-row table:style-name="ro1">
          <table:table-cell office:value-type="float" office:value="17.7731540203" calcext:value-type="float">
            <text:p>17.7731540203</text:p>
          </table:table-cell>
          <table:table-cell office:value-type="float" office:value="-23.2234624891" calcext:value-type="float">
            <text:p>-23.2234624891</text:p>
          </table:table-cell>
          <table:table-cell table:number-columns-repeated="8"/>
        </table:table-row>
        <table:table-row table:style-name="ro1">
          <table:table-cell office:value-type="float" office:value="17.7770349979" calcext:value-type="float">
            <text:p>17.7770349979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7.7800819874" calcext:value-type="float">
            <text:p>17.7800819874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7.7823970318" calcext:value-type="float">
            <text:p>17.7823970318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17.7861671448" calcext:value-type="float">
            <text:p>17.7861671448</text:p>
          </table:table-cell>
          <table:table-cell office:value-type="float" office:value="-23.3128694669" calcext:value-type="float">
            <text:p>-23.3128694669</text:p>
          </table:table-cell>
          <table:table-cell table:number-columns-repeated="8"/>
        </table:table-row>
        <table:table-row table:style-name="ro1">
          <table:table-cell office:value-type="float" office:value="17.8056530952" calcext:value-type="float">
            <text:p>17.8056530952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7.8124051094" calcext:value-type="float">
            <text:p>17.8124051094</text:p>
          </table:table-cell>
          <table:table-cell office:value-type="float" office:value="-24.1398840117" calcext:value-type="float">
            <text:p>-24.1398840117</text:p>
          </table:table-cell>
          <table:table-cell table:number-columns-repeated="8"/>
        </table:table-row>
        <table:table-row table:style-name="ro1">
          <table:table-cell office:value-type="float" office:value="17.8160719872" calcext:value-type="float">
            <text:p>17.8160719872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7.832763195" calcext:value-type="float">
            <text:p>17.832763195</text:p>
          </table:table-cell>
          <table:table-cell office:value-type="float" office:value="-23.1564072557" calcext:value-type="float">
            <text:p>-23.1564072557</text:p>
          </table:table-cell>
          <table:table-cell table:number-columns-repeated="8"/>
        </table:table-row>
        <table:table-row table:style-name="ro1">
          <table:table-cell office:value-type="float" office:value="17.8589100838" calcext:value-type="float">
            <text:p>17.8589100838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7.90457201" calcext:value-type="float">
            <text:p>17.90457201</text:p>
          </table:table-cell>
          <table:table-cell office:value-type="float" office:value="-24.1175322673" calcext:value-type="float">
            <text:p>-24.1175322673</text:p>
          </table:table-cell>
          <table:table-cell table:number-columns-repeated="8"/>
        </table:table-row>
        <table:table-row table:style-name="ro1">
          <table:table-cell office:value-type="float" office:value="17.9119360447" calcext:value-type="float">
            <text:p>17.9119360447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7.9154880047" calcext:value-type="float">
            <text:p>17.9154880047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7.9199020863" calcext:value-type="float">
            <text:p>17.9199020863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17.9249842167" calcext:value-type="float">
            <text:p>17.9249842167</text:p>
          </table:table-cell>
          <table:table-cell office:value-type="float" office:value="-23.2234624891" calcext:value-type="float">
            <text:p>-23.2234624891</text:p>
          </table:table-cell>
          <table:table-cell table:number-columns-repeated="8"/>
        </table:table-row>
        <table:table-row table:style-name="ro1">
          <table:table-cell office:value-type="float" office:value="17.9296309948" calcext:value-type="float">
            <text:p>17.9296309948</text:p>
          </table:table-cell>
          <table:table-cell office:value-type="float" office:value="-23.6928491226" calcext:value-type="float">
            <text:p>-23.6928491226</text:p>
          </table:table-cell>
          <table:table-cell table:number-columns-repeated="8"/>
        </table:table-row>
        <table:table-row table:style-name="ro1">
          <table:table-cell office:value-type="float" office:value="17.973952055" calcext:value-type="float">
            <text:p>17.973952055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7.9896349907" calcext:value-type="float">
            <text:p>17.9896349907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8.0061340332" calcext:value-type="float">
            <text:p>18.0061340332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8.0098571777" calcext:value-type="float">
            <text:p>18.0098571777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8.0130190849" calcext:value-type="float">
            <text:p>18.0130190849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18.0247700214" calcext:value-type="float">
            <text:p>18.0247700214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18.0262801647" calcext:value-type="float">
            <text:p>18.0262801647</text:p>
          </table:table-cell>
          <table:table-cell office:value-type="float" office:value="-23.2458142335" calcext:value-type="float">
            <text:p>-23.2458142335</text:p>
          </table:table-cell>
          <table:table-cell table:number-columns-repeated="8"/>
        </table:table-row>
        <table:table-row table:style-name="ro1">
          <table:table-cell office:value-type="float" office:value="18.0284361839" calcext:value-type="float">
            <text:p>18.0284361839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8.0367910862" calcext:value-type="float">
            <text:p>18.0367910862</text:p>
          </table:table-cell>
          <table:table-cell office:value-type="float" office:value="-23.9610700561" calcext:value-type="float">
            <text:p>-23.9610700561</text:p>
          </table:table-cell>
          <table:table-cell table:number-columns-repeated="8"/>
        </table:table-row>
        <table:table-row table:style-name="ro1">
          <table:table-cell office:value-type="float" office:value="18.0740680695" calcext:value-type="float">
            <text:p>18.0740680695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8.0803821087" calcext:value-type="float">
            <text:p>18.0803821087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8.0865621567" calcext:value-type="float">
            <text:p>18.0865621567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8.0886611938" calcext:value-type="float">
            <text:p>18.0886611938</text:p>
          </table:table-cell>
          <table:table-cell office:value-type="float" office:value="-24.1398840117" calcext:value-type="float">
            <text:p>-24.1398840117</text:p>
          </table:table-cell>
          <table:table-cell table:number-columns-repeated="8"/>
        </table:table-row>
        <table:table-row table:style-name="ro1">
          <table:table-cell office:value-type="float" office:value="18.0963351727" calcext:value-type="float">
            <text:p>18.0963351727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8.117825985" calcext:value-type="float">
            <text:p>18.117825985</text:p>
          </table:table-cell>
          <table:table-cell office:value-type="float" office:value="-23.3128694669" calcext:value-type="float">
            <text:p>-23.3128694669</text:p>
          </table:table-cell>
          <table:table-cell table:number-columns-repeated="8"/>
        </table:table-row>
        <table:table-row table:style-name="ro1">
          <table:table-cell office:value-type="float" office:value="18.1526629925" calcext:value-type="float">
            <text:p>18.1526629925</text:p>
          </table:table-cell>
          <table:table-cell office:value-type="float" office:value="-23.1340555112" calcext:value-type="float">
            <text:p>-23.1340555112</text:p>
          </table:table-cell>
          <table:table-cell table:number-columns-repeated="8"/>
        </table:table-row>
        <table:table-row table:style-name="ro1">
          <table:table-cell office:value-type="float" office:value="18.1756820679" calcext:value-type="float">
            <text:p>18.1756820679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8.1778261662" calcext:value-type="float">
            <text:p>18.1778261662</text:p>
          </table:table-cell>
          <table:table-cell office:value-type="float" office:value="-23.5587386559" calcext:value-type="float">
            <text:p>-23.5587386559</text:p>
          </table:table-cell>
          <table:table-cell table:number-columns-repeated="8"/>
        </table:table-row>
        <table:table-row table:style-name="ro1">
          <table:table-cell office:value-type="float" office:value="18.1805520058" calcext:value-type="float">
            <text:p>18.1805520058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8.1831111908" calcext:value-type="float">
            <text:p>18.1831111908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18.187251091" calcext:value-type="float">
            <text:p>18.187251091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8.1936631203" calcext:value-type="float">
            <text:p>18.1936631203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8.1949751377" calcext:value-type="float">
            <text:p>18.1949751377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18.198127985" calcext:value-type="float">
            <text:p>18.198127985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8.2266671658" calcext:value-type="float">
            <text:p>18.2266671658</text:p>
          </table:table-cell>
          <table:table-cell office:value-type="float" office:value="-23.8046078449" calcext:value-type="float">
            <text:p>-23.8046078449</text:p>
          </table:table-cell>
          <table:table-cell table:number-columns-repeated="8"/>
        </table:table-row>
        <table:table-row table:style-name="ro1">
          <table:table-cell office:value-type="float" office:value="18.2454371452" calcext:value-type="float">
            <text:p>18.2454371452</text:p>
          </table:table-cell>
          <table:table-cell office:value-type="float" office:value="-23.9387183116" calcext:value-type="float">
            <text:p>-23.9387183116</text:p>
          </table:table-cell>
          <table:table-cell table:number-columns-repeated="8"/>
        </table:table-row>
        <table:table-row table:style-name="ro1">
          <table:table-cell office:value-type="float" office:value="18.2824862003" calcext:value-type="float">
            <text:p>18.2824862003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8.3108510971" calcext:value-type="float">
            <text:p>18.3108510971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8.3130371571" calcext:value-type="float">
            <text:p>18.3130371571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8.3162400723" calcext:value-type="float">
            <text:p>18.3162400723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18.3202121258" calcext:value-type="float">
            <text:p>18.3202121258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8.3455591202" calcext:value-type="float">
            <text:p>18.3455591202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8.3670780659" calcext:value-type="float">
            <text:p>18.3670780659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8.3850970268" calcext:value-type="float">
            <text:p>18.3850970268</text:p>
          </table:table-cell>
          <table:table-cell office:value-type="float" office:value="-23.9387183116" calcext:value-type="float">
            <text:p>-23.9387183116</text:p>
          </table:table-cell>
          <table:table-cell table:number-columns-repeated="8"/>
        </table:table-row>
        <table:table-row table:style-name="ro1">
          <table:table-cell office:value-type="float" office:value="18.4201881886" calcext:value-type="float">
            <text:p>18.4201881886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8.4319012165" calcext:value-type="float">
            <text:p>18.4319012165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8.4663250446" calcext:value-type="float">
            <text:p>18.4663250446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18.4897990227" calcext:value-type="float">
            <text:p>18.4897990227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8.4969651699" calcext:value-type="float">
            <text:p>18.4969651699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8.5138530731" calcext:value-type="float">
            <text:p>18.5138530731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8.5349822044" calcext:value-type="float">
            <text:p>18.5349822044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8.5428740978" calcext:value-type="float">
            <text:p>18.5428740978</text:p>
          </table:table-cell>
          <table:table-cell office:value-type="float" office:value="-24.0728287784" calcext:value-type="float">
            <text:p>-24.0728287784</text:p>
          </table:table-cell>
          <table:table-cell table:number-columns-repeated="8"/>
        </table:table-row>
        <table:table-row table:style-name="ro1">
          <table:table-cell office:value-type="float" office:value="18.5476121902" calcext:value-type="float">
            <text:p>18.5476121902</text:p>
          </table:table-cell>
          <table:table-cell office:value-type="float" office:value="-23.9163665672" calcext:value-type="float">
            <text:p>-23.9163665672</text:p>
          </table:table-cell>
          <table:table-cell table:number-columns-repeated="8"/>
        </table:table-row>
        <table:table-row table:style-name="ro1">
          <table:table-cell office:value-type="float" office:value="18.556828022" calcext:value-type="float">
            <text:p>18.556828022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8.5796551704" calcext:value-type="float">
            <text:p>18.5796551704</text:p>
          </table:table-cell>
          <table:table-cell office:value-type="float" office:value="-23.1117037668" calcext:value-type="float">
            <text:p>-23.1117037668</text:p>
          </table:table-cell>
          <table:table-cell table:number-columns-repeated="8"/>
        </table:table-row>
        <table:table-row table:style-name="ro1">
          <table:table-cell office:value-type="float" office:value="18.6138720512" calcext:value-type="float">
            <text:p>18.6138720512</text:p>
          </table:table-cell>
          <table:table-cell office:value-type="float" office:value="-23.5587386559" calcext:value-type="float">
            <text:p>-23.5587386559</text:p>
          </table:table-cell>
          <table:table-cell table:number-columns-repeated="8"/>
        </table:table-row>
        <table:table-row table:style-name="ro1">
          <table:table-cell office:value-type="float" office:value="18.6503870487" calcext:value-type="float">
            <text:p>18.6503870487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8.6644442081" calcext:value-type="float">
            <text:p>18.6644442081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8.6672790051" calcext:value-type="float">
            <text:p>18.6672790051</text:p>
          </table:table-cell>
          <table:table-cell office:value-type="float" office:value="-23.2905177224" calcext:value-type="float">
            <text:p>-23.2905177224</text:p>
          </table:table-cell>
          <table:table-cell table:number-columns-repeated="8"/>
        </table:table-row>
        <table:table-row table:style-name="ro1">
          <table:table-cell office:value-type="float" office:value="18.6698331833" calcext:value-type="float">
            <text:p>18.6698331833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8.6744010448" calcext:value-type="float">
            <text:p>18.6744010448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18.7206101418" calcext:value-type="float">
            <text:p>18.7206101418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8.7397401333" calcext:value-type="float">
            <text:p>18.7397401333</text:p>
          </table:table-cell>
          <table:table-cell office:value-type="float" office:value="-23.3128694669" calcext:value-type="float">
            <text:p>-23.3128694669</text:p>
          </table:table-cell>
          <table:table-cell table:number-columns-repeated="8"/>
        </table:table-row>
        <table:table-row table:style-name="ro1">
          <table:table-cell office:value-type="float" office:value="18.7430050373" calcext:value-type="float">
            <text:p>18.7430050373</text:p>
          </table:table-cell>
          <table:table-cell office:value-type="float" office:value="-23.5587386559" calcext:value-type="float">
            <text:p>-23.5587386559</text:p>
          </table:table-cell>
          <table:table-cell table:number-columns-repeated="8"/>
        </table:table-row>
        <table:table-row table:style-name="ro1">
          <table:table-cell office:value-type="float" office:value="18.7462060452" calcext:value-type="float">
            <text:p>18.7462060452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18.7878119946" calcext:value-type="float">
            <text:p>18.7878119946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8.7945539951" calcext:value-type="float">
            <text:p>18.7945539951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18.7976131439" calcext:value-type="float">
            <text:p>18.7976131439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8.8047389984" calcext:value-type="float">
            <text:p>18.8047389984</text:p>
          </table:table-cell>
          <table:table-cell office:value-type="float" office:value="-24.0728287784" calcext:value-type="float">
            <text:p>-24.0728287784</text:p>
          </table:table-cell>
          <table:table-cell table:number-columns-repeated="8"/>
        </table:table-row>
        <table:table-row table:style-name="ro1">
          <table:table-cell office:value-type="float" office:value="18.8183150291" calcext:value-type="float">
            <text:p>18.8183150291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8.8363790512" calcext:value-type="float">
            <text:p>18.8363790512</text:p>
          </table:table-cell>
          <table:table-cell office:value-type="float" office:value="-23.2905177224" calcext:value-type="float">
            <text:p>-23.2905177224</text:p>
          </table:table-cell>
          <table:table-cell table:number-columns-repeated="8"/>
        </table:table-row>
        <table:table-row table:style-name="ro1">
          <table:table-cell office:value-type="float" office:value="18.8393700123" calcext:value-type="float">
            <text:p>18.8393700123</text:p>
          </table:table-cell>
          <table:table-cell office:value-type="float" office:value="-23.0893520223" calcext:value-type="float">
            <text:p>-23.0893520223</text:p>
          </table:table-cell>
          <table:table-cell table:number-columns-repeated="8"/>
        </table:table-row>
        <table:table-row table:style-name="ro1">
          <table:table-cell office:value-type="float" office:value="18.8424050808" calcext:value-type="float">
            <text:p>18.8424050808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8.8510601521" calcext:value-type="float">
            <text:p>18.8510601521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8.8528661728" calcext:value-type="float">
            <text:p>18.8528661728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8.857571125" calcext:value-type="float">
            <text:p>18.857571125</text:p>
          </table:table-cell>
          <table:table-cell office:value-type="float" office:value="-23.1564072557" calcext:value-type="float">
            <text:p>-23.1564072557</text:p>
          </table:table-cell>
          <table:table-cell table:number-columns-repeated="8"/>
        </table:table-row>
        <table:table-row table:style-name="ro1">
          <table:table-cell office:value-type="float" office:value="18.8584861755" calcext:value-type="float">
            <text:p>18.8584861755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8.8594322205" calcext:value-type="float">
            <text:p>18.8594322205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8.8632340431" calcext:value-type="float">
            <text:p>18.8632340431</text:p>
          </table:table-cell>
          <table:table-cell office:value-type="float" office:value="-23.4693316781" calcext:value-type="float">
            <text:p>-23.4693316781</text:p>
          </table:table-cell>
          <table:table-cell table:number-columns-repeated="8"/>
        </table:table-row>
        <table:table-row table:style-name="ro1">
          <table:table-cell office:value-type="float" office:value="18.8795530796" calcext:value-type="float">
            <text:p>18.8795530796</text:p>
          </table:table-cell>
          <table:table-cell office:value-type="float" office:value="-23.3128694669" calcext:value-type="float">
            <text:p>-23.3128694669</text:p>
          </table:table-cell>
          <table:table-cell table:number-columns-repeated="8"/>
        </table:table-row>
        <table:table-row table:style-name="ro1">
          <table:table-cell office:value-type="float" office:value="18.8990461826" calcext:value-type="float">
            <text:p>18.8990461826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8.9102640152" calcext:value-type="float">
            <text:p>18.9102640152</text:p>
          </table:table-cell>
          <table:table-cell office:value-type="float" office:value="-23.8046078449" calcext:value-type="float">
            <text:p>-23.8046078449</text:p>
          </table:table-cell>
          <table:table-cell table:number-columns-repeated="8"/>
        </table:table-row>
        <table:table-row table:style-name="ro1">
          <table:table-cell office:value-type="float" office:value="18.9131000042" calcext:value-type="float">
            <text:p>18.9131000042</text:p>
          </table:table-cell>
          <table:table-cell office:value-type="float" office:value="-23.268165978" calcext:value-type="float">
            <text:p>-23.268165978</text:p>
          </table:table-cell>
          <table:table-cell table:number-columns-repeated="8"/>
        </table:table-row>
        <table:table-row table:style-name="ro1">
          <table:table-cell office:value-type="float" office:value="18.9213311672" calcext:value-type="float">
            <text:p>18.9213311672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18.9296112061" calcext:value-type="float">
            <text:p>18.9296112061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8.9724621773" calcext:value-type="float">
            <text:p>18.9724621773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8.9771771431" calcext:value-type="float">
            <text:p>18.9771771431</text:p>
          </table:table-cell>
          <table:table-cell office:value-type="float" office:value="-23.759904356" calcext:value-type="float">
            <text:p>-23.759904356</text:p>
          </table:table-cell>
          <table:table-cell table:number-columns-repeated="8"/>
        </table:table-row>
        <table:table-row table:style-name="ro1">
          <table:table-cell office:value-type="float" office:value="18.9877860546" calcext:value-type="float">
            <text:p>18.9877860546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8.9943180084" calcext:value-type="float">
            <text:p>18.9943180084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8.996420145" calcext:value-type="float">
            <text:p>18.996420145</text:p>
          </table:table-cell>
          <table:table-cell office:value-type="float" office:value="-23.9834218005" calcext:value-type="float">
            <text:p>-23.9834218005</text:p>
          </table:table-cell>
          <table:table-cell table:number-columns-repeated="8"/>
        </table:table-row>
        <table:table-row table:style-name="ro1">
          <table:table-cell office:value-type="float" office:value="19.0001981258" calcext:value-type="float">
            <text:p>19.0001981258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9.0035700798" calcext:value-type="float">
            <text:p>19.0035700798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9.0167741776" calcext:value-type="float">
            <text:p>19.0167741776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9.0429282188" calcext:value-type="float">
            <text:p>19.0429282188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19.0469660759" calcext:value-type="float">
            <text:p>19.0469660759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9.0489001274" calcext:value-type="float">
            <text:p>19.0489001274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9.0501701832" calcext:value-type="float">
            <text:p>19.0501701832</text:p>
          </table:table-cell>
          <table:table-cell office:value-type="float" office:value="-23.1564072557" calcext:value-type="float">
            <text:p>-23.1564072557</text:p>
          </table:table-cell>
          <table:table-cell table:number-columns-repeated="8"/>
        </table:table-row>
        <table:table-row table:style-name="ro1">
          <table:table-cell office:value-type="float" office:value="19.0516421795" calcext:value-type="float">
            <text:p>19.0516421795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19.0574600697" calcext:value-type="float">
            <text:p>19.0574600697</text:p>
          </table:table-cell>
          <table:table-cell office:value-type="float" office:value="-24.0504770339" calcext:value-type="float">
            <text:p>-24.0504770339</text:p>
          </table:table-cell>
          <table:table-cell table:number-columns-repeated="8"/>
        </table:table-row>
        <table:table-row table:style-name="ro1">
          <table:table-cell office:value-type="float" office:value="19.0905160904" calcext:value-type="float">
            <text:p>19.0905160904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9.0931332111" calcext:value-type="float">
            <text:p>19.0931332111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19.1328320503" calcext:value-type="float">
            <text:p>19.1328320503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9.1425950527" calcext:value-type="float">
            <text:p>19.1425950527</text:p>
          </table:table-cell>
          <table:table-cell office:value-type="float" office:value="-23.6928491226" calcext:value-type="float">
            <text:p>-23.6928491226</text:p>
          </table:table-cell>
          <table:table-cell table:number-columns-repeated="8"/>
        </table:table-row>
        <table:table-row table:style-name="ro1">
          <table:table-cell office:value-type="float" office:value="19.144808054" calcext:value-type="float">
            <text:p>19.144808054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9.1481912136" calcext:value-type="float">
            <text:p>19.1481912136</text:p>
          </table:table-cell>
          <table:table-cell office:value-type="float" office:value="-23.3575729558" calcext:value-type="float">
            <text:p>-23.3575729558</text:p>
          </table:table-cell>
          <table:table-cell table:number-columns-repeated="8"/>
        </table:table-row>
        <table:table-row table:style-name="ro1">
          <table:table-cell office:value-type="float" office:value="19.1503190994" calcext:value-type="float">
            <text:p>19.1503190994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9.1613681316" calcext:value-type="float">
            <text:p>19.1613681316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9.1736872196" calcext:value-type="float">
            <text:p>19.1736872196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9.1818780899" calcext:value-type="float">
            <text:p>19.1818780899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9.2059202194" calcext:value-type="float">
            <text:p>19.2059202194</text:p>
          </table:table-cell>
          <table:table-cell office:value-type="float" office:value="-23.7822561004" calcext:value-type="float">
            <text:p>-23.7822561004</text:p>
          </table:table-cell>
          <table:table-cell table:number-columns-repeated="8"/>
        </table:table-row>
        <table:table-row table:style-name="ro1">
          <table:table-cell office:value-type="float" office:value="19.2331161499" calcext:value-type="float">
            <text:p>19.2331161499</text:p>
          </table:table-cell>
          <table:table-cell office:value-type="float" office:value="-23.9163665672" calcext:value-type="float">
            <text:p>-23.9163665672</text:p>
          </table:table-cell>
          <table:table-cell table:number-columns-repeated="8"/>
        </table:table-row>
        <table:table-row table:style-name="ro1">
          <table:table-cell office:value-type="float" office:value="19.2656850815" calcext:value-type="float">
            <text:p>19.2656850815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9.2699871063" calcext:value-type="float">
            <text:p>19.2699871063</text:p>
          </table:table-cell>
          <table:table-cell office:value-type="float" office:value="-23.1117037668" calcext:value-type="float">
            <text:p>-23.1117037668</text:p>
          </table:table-cell>
          <table:table-cell table:number-columns-repeated="8"/>
        </table:table-row>
        <table:table-row table:style-name="ro1">
          <table:table-cell office:value-type="float" office:value="19.2733850479" calcext:value-type="float">
            <text:p>19.2733850479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9.2889931202" calcext:value-type="float">
            <text:p>19.2889931202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19.3075461388" calcext:value-type="float">
            <text:p>19.3075461388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19.3315560818" calcext:value-type="float">
            <text:p>19.3315560818</text:p>
          </table:table-cell>
          <table:table-cell office:value-type="float" office:value="-23.2458142335" calcext:value-type="float">
            <text:p>-23.2458142335</text:p>
          </table:table-cell>
          <table:table-cell table:number-columns-repeated="8"/>
        </table:table-row>
        <table:table-row table:style-name="ro1">
          <table:table-cell office:value-type="float" office:value="19.3530921936" calcext:value-type="float">
            <text:p>19.3530921936</text:p>
          </table:table-cell>
          <table:table-cell office:value-type="float" office:value="-23.4693316781" calcext:value-type="float">
            <text:p>-23.4693316781</text:p>
          </table:table-cell>
          <table:table-cell table:number-columns-repeated="8"/>
        </table:table-row>
        <table:table-row table:style-name="ro1">
          <table:table-cell office:value-type="float" office:value="19.3564751148" calcext:value-type="float">
            <text:p>19.3564751148</text:p>
          </table:table-cell>
          <table:table-cell office:value-type="float" office:value="-23.9610700561" calcext:value-type="float">
            <text:p>-23.9610700561</text:p>
          </table:table-cell>
          <table:table-cell table:number-columns-repeated="8"/>
        </table:table-row>
        <table:table-row table:style-name="ro1">
          <table:table-cell office:value-type="float" office:value="19.3955271244" calcext:value-type="float">
            <text:p>19.3955271244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9.4026041031" calcext:value-type="float">
            <text:p>19.4026041031</text:p>
          </table:table-cell>
          <table:table-cell office:value-type="float" office:value="-23.2458142335" calcext:value-type="float">
            <text:p>-23.2458142335</text:p>
          </table:table-cell>
          <table:table-cell table:number-columns-repeated="8"/>
        </table:table-row>
        <table:table-row table:style-name="ro1">
          <table:table-cell office:value-type="float" office:value="19.4058570862" calcext:value-type="float">
            <text:p>19.4058570862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19.4094941616" calcext:value-type="float">
            <text:p>19.4094941616</text:p>
          </table:table-cell>
          <table:table-cell office:value-type="float" office:value="-23.9834218005" calcext:value-type="float">
            <text:p>-23.9834218005</text:p>
          </table:table-cell>
          <table:table-cell table:number-columns-repeated="8"/>
        </table:table-row>
        <table:table-row table:style-name="ro1">
          <table:table-cell office:value-type="float" office:value="19.4116179943" calcext:value-type="float">
            <text:p>19.4116179943</text:p>
          </table:table-cell>
          <table:table-cell office:value-type="float" office:value="-23.9610700561" calcext:value-type="float">
            <text:p>-23.9610700561</text:p>
          </table:table-cell>
          <table:table-cell table:number-columns-repeated="8"/>
        </table:table-row>
        <table:table-row table:style-name="ro1">
          <table:table-cell office:value-type="float" office:value="19.4155449867" calcext:value-type="float">
            <text:p>19.4155449867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9.4268260002" calcext:value-type="float">
            <text:p>19.4268260002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19.4395611286" calcext:value-type="float">
            <text:p>19.4395611286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19.4658331871" calcext:value-type="float">
            <text:p>19.4658331871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9.4963471889" calcext:value-type="float">
            <text:p>19.4963471889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19.4993481636" calcext:value-type="float">
            <text:p>19.4993481636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9.5034191608" calcext:value-type="float">
            <text:p>19.5034191608</text:p>
          </table:table-cell>
          <table:table-cell office:value-type="float" office:value="-23.6481456337" calcext:value-type="float">
            <text:p>-23.6481456337</text:p>
          </table:table-cell>
          <table:table-cell table:number-columns-repeated="8"/>
        </table:table-row>
        <table:table-row table:style-name="ro1">
          <table:table-cell office:value-type="float" office:value="19.5103051662" calcext:value-type="float">
            <text:p>19.5103051662</text:p>
          </table:table-cell>
          <table:table-cell office:value-type="float" office:value="-23.9387183116" calcext:value-type="float">
            <text:p>-23.9387183116</text:p>
          </table:table-cell>
          <table:table-cell table:number-columns-repeated="8"/>
        </table:table-row>
        <table:table-row table:style-name="ro1">
          <table:table-cell office:value-type="float" office:value="19.5125191212" calcext:value-type="float">
            <text:p>19.5125191212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19.5155701637" calcext:value-type="float">
            <text:p>19.5155701637</text:p>
          </table:table-cell>
          <table:table-cell office:value-type="float" office:value="-23.2905177224" calcext:value-type="float">
            <text:p>-23.2905177224</text:p>
          </table:table-cell>
          <table:table-cell table:number-columns-repeated="8"/>
        </table:table-row>
        <table:table-row table:style-name="ro1">
          <table:table-cell office:value-type="float" office:value="19.51800704" calcext:value-type="float">
            <text:p>19.51800704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19.5233540535" calcext:value-type="float">
            <text:p>19.5233540535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19.5353121758" calcext:value-type="float">
            <text:p>19.5353121758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9.539285183" calcext:value-type="float">
            <text:p>19.539285183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9.5470950603" calcext:value-type="float">
            <text:p>19.5470950603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9.5564091206" calcext:value-type="float">
            <text:p>19.5564091206</text:p>
          </table:table-cell>
          <table:table-cell office:value-type="float" office:value="-23.9610700561" calcext:value-type="float">
            <text:p>-23.9610700561</text:p>
          </table:table-cell>
          <table:table-cell table:number-columns-repeated="8"/>
        </table:table-row>
        <table:table-row table:style-name="ro1">
          <table:table-cell office:value-type="float" office:value="19.5594830513" calcext:value-type="float">
            <text:p>19.5594830513</text:p>
          </table:table-cell>
          <table:table-cell office:value-type="float" office:value="-23.7152008671" calcext:value-type="float">
            <text:p>-23.7152008671</text:p>
          </table:table-cell>
          <table:table-cell table:number-columns-repeated="8"/>
        </table:table-row>
        <table:table-row table:style-name="ro1">
          <table:table-cell office:value-type="float" office:value="19.577406168" calcext:value-type="float">
            <text:p>19.577406168</text:p>
          </table:table-cell>
          <table:table-cell office:value-type="float" office:value="-23.4246281892" calcext:value-type="float">
            <text:p>-23.4246281892</text:p>
          </table:table-cell>
          <table:table-cell table:number-columns-repeated="8"/>
        </table:table-row>
        <table:table-row table:style-name="ro1">
          <table:table-cell office:value-type="float" office:value="19.5940790176" calcext:value-type="float">
            <text:p>19.5940790176</text:p>
          </table:table-cell>
          <table:table-cell office:value-type="float" office:value="-23.2905177224" calcext:value-type="float">
            <text:p>-23.2905177224</text:p>
          </table:table-cell>
          <table:table-cell table:number-columns-repeated="8"/>
        </table:table-row>
        <table:table-row table:style-name="ro1">
          <table:table-cell office:value-type="float" office:value="19.6115171909" calcext:value-type="float">
            <text:p>19.6115171909</text:p>
          </table:table-cell>
          <table:table-cell office:value-type="float" office:value="-23.8716630783" calcext:value-type="float">
            <text:p>-23.8716630783</text:p>
          </table:table-cell>
          <table:table-cell table:number-columns-repeated="8"/>
        </table:table-row>
        <table:table-row table:style-name="ro1">
          <table:table-cell office:value-type="float" office:value="19.6399161816" calcext:value-type="float">
            <text:p>19.6399161816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19.6730051041" calcext:value-type="float">
            <text:p>19.6730051041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9.6756160259" calcext:value-type="float">
            <text:p>19.6756160259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9.6820201874" calcext:value-type="float">
            <text:p>19.6820201874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9.6869170666" calcext:value-type="float">
            <text:p>19.6869170666</text:p>
          </table:table-cell>
          <table:table-cell office:value-type="float" office:value="-23.4246281892" calcext:value-type="float">
            <text:p>-23.4246281892</text:p>
          </table:table-cell>
          <table:table-cell table:number-columns-repeated="8"/>
        </table:table-row>
        <table:table-row table:style-name="ro1">
          <table:table-cell office:value-type="float" office:value="19.7239291668" calcext:value-type="float">
            <text:p>19.7239291668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9.7506701946" calcext:value-type="float">
            <text:p>19.7506701946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19.7664291859" calcext:value-type="float">
            <text:p>19.7664291859</text:p>
          </table:table-cell>
          <table:table-cell office:value-type="float" office:value="-23.6257938893" calcext:value-type="float">
            <text:p>-23.6257938893</text:p>
          </table:table-cell>
          <table:table-cell table:number-columns-repeated="8"/>
        </table:table-row>
        <table:table-row table:style-name="ro1">
          <table:table-cell office:value-type="float" office:value="19.7926080227" calcext:value-type="float">
            <text:p>19.7926080227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19.8142130375" calcext:value-type="float">
            <text:p>19.8142130375</text:p>
          </table:table-cell>
          <table:table-cell office:value-type="float" office:value="-23.268165978" calcext:value-type="float">
            <text:p>-23.268165978</text:p>
          </table:table-cell>
          <table:table-cell table:number-columns-repeated="8"/>
        </table:table-row>
        <table:table-row table:style-name="ro1">
          <table:table-cell office:value-type="float" office:value="19.8438310623" calcext:value-type="float">
            <text:p>19.8438310623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9.8735201359" calcext:value-type="float">
            <text:p>19.8735201359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19.8786211014" calcext:value-type="float">
            <text:p>19.8786211014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19.8820691109" calcext:value-type="float">
            <text:p>19.8820691109</text:p>
          </table:table-cell>
          <table:table-cell office:value-type="float" office:value="-23.022296789" calcext:value-type="float">
            <text:p>-23.022296789</text:p>
          </table:table-cell>
          <table:table-cell table:number-columns-repeated="8"/>
        </table:table-row>
        <table:table-row table:style-name="ro1">
          <table:table-cell office:value-type="float" office:value="19.9059472084" calcext:value-type="float">
            <text:p>19.9059472084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19.9090590477" calcext:value-type="float">
            <text:p>19.9090590477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19.9161491394" calcext:value-type="float">
            <text:p>19.9161491394</text:p>
          </table:table-cell>
          <table:table-cell office:value-type="float" office:value="-23.4246281892" calcext:value-type="float">
            <text:p>-23.4246281892</text:p>
          </table:table-cell>
          <table:table-cell table:number-columns-repeated="8"/>
        </table:table-row>
        <table:table-row table:style-name="ro1">
          <table:table-cell office:value-type="float" office:value="19.9375200272" calcext:value-type="float">
            <text:p>19.9375200272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19.9919071198" calcext:value-type="float">
            <text:p>19.9919071198</text:p>
          </table:table-cell>
          <table:table-cell office:value-type="float" office:value="-23.5810904003" calcext:value-type="float">
            <text:p>-23.5810904003</text:p>
          </table:table-cell>
          <table:table-cell table:number-columns-repeated="8"/>
        </table:table-row>
        <table:table-row table:style-name="ro1">
          <table:table-cell office:value-type="float" office:value="19.9997310638" calcext:value-type="float">
            <text:p>19.9997310638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20.0144071579" calcext:value-type="float">
            <text:p>20.0144071579</text:p>
          </table:table-cell>
          <table:table-cell office:value-type="float" office:value="-23.759904356" calcext:value-type="float">
            <text:p>-23.759904356</text:p>
          </table:table-cell>
          <table:table-cell table:number-columns-repeated="8"/>
        </table:table-row>
        <table:table-row table:style-name="ro1">
          <table:table-cell office:value-type="float" office:value="20.0215830803" calcext:value-type="float">
            <text:p>20.0215830803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20.0331950188" calcext:value-type="float">
            <text:p>20.0331950188</text:p>
          </table:table-cell>
          <table:table-cell office:value-type="float" office:value="-23.3575729558" calcext:value-type="float">
            <text:p>-23.3575729558</text:p>
          </table:table-cell>
          <table:table-cell table:number-columns-repeated="8"/>
        </table:table-row>
        <table:table-row table:style-name="ro1">
          <table:table-cell office:value-type="float" office:value="20.0788991451" calcext:value-type="float">
            <text:p>20.0788991451</text:p>
          </table:table-cell>
          <table:table-cell office:value-type="float" office:value="-24.0504770339" calcext:value-type="float">
            <text:p>-24.0504770339</text:p>
          </table:table-cell>
          <table:table-cell table:number-columns-repeated="8"/>
        </table:table-row>
        <table:table-row table:style-name="ro1">
          <table:table-cell office:value-type="float" office:value="20.0944991112" calcext:value-type="float">
            <text:p>20.0944991112</text:p>
          </table:table-cell>
          <table:table-cell office:value-type="float" office:value="-24.005773545" calcext:value-type="float">
            <text:p>-24.005773545</text:p>
          </table:table-cell>
          <table:table-cell table:number-columns-repeated="8"/>
        </table:table-row>
        <table:table-row table:style-name="ro1">
          <table:table-cell office:value-type="float" office:value="20.0968999863" calcext:value-type="float">
            <text:p>20.0968999863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20.1128270626" calcext:value-type="float">
            <text:p>20.1128270626</text:p>
          </table:table-cell>
          <table:table-cell office:value-type="float" office:value="-23.4916834225" calcext:value-type="float">
            <text:p>-23.4916834225</text:p>
          </table:table-cell>
          <table:table-cell table:number-columns-repeated="8"/>
        </table:table-row>
        <table:table-row table:style-name="ro1">
          <table:table-cell office:value-type="float" office:value="20.1159780025" calcext:value-type="float">
            <text:p>20.1159780025</text:p>
          </table:table-cell>
          <table:table-cell office:value-type="float" office:value="-24.0728287784" calcext:value-type="float">
            <text:p>-24.0728287784</text:p>
          </table:table-cell>
          <table:table-cell table:number-columns-repeated="8"/>
        </table:table-row>
        <table:table-row table:style-name="ro1">
          <table:table-cell office:value-type="float" office:value="20.121104002" calcext:value-type="float">
            <text:p>20.121104002</text:p>
          </table:table-cell>
          <table:table-cell office:value-type="float" office:value="-23.7375526115" calcext:value-type="float">
            <text:p>-23.7375526115</text:p>
          </table:table-cell>
          <table:table-cell table:number-columns-repeated="8"/>
        </table:table-row>
        <table:table-row table:style-name="ro1">
          <table:table-cell office:value-type="float" office:value="20.135871172" calcext:value-type="float">
            <text:p>20.135871172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20.1550140381" calcext:value-type="float">
            <text:p>20.1550140381</text:p>
          </table:table-cell>
          <table:table-cell office:value-type="float" office:value="-23.4022764447" calcext:value-type="float">
            <text:p>-23.4022764447</text:p>
          </table:table-cell>
          <table:table-cell table:number-columns-repeated="8"/>
        </table:table-row>
        <table:table-row table:style-name="ro1">
          <table:table-cell office:value-type="float" office:value="20.1607410908" calcext:value-type="float">
            <text:p>20.1607410908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20.1815741062" calcext:value-type="float">
            <text:p>20.1815741062</text:p>
          </table:table-cell>
          <table:table-cell office:value-type="float" office:value="-23.8046078449" calcext:value-type="float">
            <text:p>-23.8046078449</text:p>
          </table:table-cell>
          <table:table-cell table:number-columns-repeated="8"/>
        </table:table-row>
        <table:table-row table:style-name="ro1">
          <table:table-cell office:value-type="float" office:value="20.2161660194" calcext:value-type="float">
            <text:p>20.2161660194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20.2529401779" calcext:value-type="float">
            <text:p>20.2529401779</text:p>
          </table:table-cell>
          <table:table-cell office:value-type="float" office:value="-23.4693316781" calcext:value-type="float">
            <text:p>-23.4693316781</text:p>
          </table:table-cell>
          <table:table-cell table:number-columns-repeated="8"/>
        </table:table-row>
        <table:table-row table:style-name="ro1">
          <table:table-cell office:value-type="float" office:value="20.2818291187" calcext:value-type="float">
            <text:p>20.2818291187</text:p>
          </table:table-cell>
          <table:table-cell office:value-type="float" office:value="-23.8940148227" calcext:value-type="float">
            <text:p>-23.8940148227</text:p>
          </table:table-cell>
          <table:table-cell table:number-columns-repeated="8"/>
        </table:table-row>
        <table:table-row table:style-name="ro1">
          <table:table-cell office:value-type="float" office:value="20.2896339893" calcext:value-type="float">
            <text:p>20.2896339893</text:p>
          </table:table-cell>
          <table:table-cell office:value-type="float" office:value="-24.0281252895" calcext:value-type="float">
            <text:p>-24.0281252895</text:p>
          </table:table-cell>
          <table:table-cell table:number-columns-repeated="8"/>
        </table:table-row>
        <table:table-row table:style-name="ro1">
          <table:table-cell office:value-type="float" office:value="20.3000590801" calcext:value-type="float">
            <text:p>20.3000590801</text:p>
          </table:table-cell>
          <table:table-cell office:value-type="float" office:value="-23.8046078449" calcext:value-type="float">
            <text:p>-23.8046078449</text:p>
          </table:table-cell>
          <table:table-cell table:number-columns-repeated="8"/>
        </table:table-row>
        <table:table-row table:style-name="ro1">
          <table:table-cell office:value-type="float" office:value="20.3340160847" calcext:value-type="float">
            <text:p>20.3340160847</text:p>
          </table:table-cell>
          <table:table-cell office:value-type="float" office:value="-23.4693316781" calcext:value-type="float">
            <text:p>-23.4693316781</text:p>
          </table:table-cell>
          <table:table-cell table:number-columns-repeated="8"/>
        </table:table-row>
        <table:table-row table:style-name="ro1">
          <table:table-cell office:value-type="float" office:value="20.3513371944" calcext:value-type="float">
            <text:p>20.3513371944</text:p>
          </table:table-cell>
          <table:table-cell office:value-type="float" office:value="-23.6034421448" calcext:value-type="float">
            <text:p>-23.6034421448</text:p>
          </table:table-cell>
          <table:table-cell table:number-columns-repeated="8"/>
        </table:table-row>
        <table:table-row table:style-name="ro1">
          <table:table-cell office:value-type="float" office:value="20.3547770977" calcext:value-type="float">
            <text:p>20.3547770977</text:p>
          </table:table-cell>
          <table:table-cell office:value-type="float" office:value="-23.9387183116" calcext:value-type="float">
            <text:p>-23.9387183116</text:p>
          </table:table-cell>
          <table:table-cell table:number-columns-repeated="8"/>
        </table:table-row>
        <table:table-row table:style-name="ro1">
          <table:table-cell office:value-type="float" office:value="20.3615381718" calcext:value-type="float">
            <text:p>20.3615381718</text:p>
          </table:table-cell>
          <table:table-cell office:value-type="float" office:value="-23.759904356" calcext:value-type="float">
            <text:p>-23.759904356</text:p>
          </table:table-cell>
          <table:table-cell table:number-columns-repeated="8"/>
        </table:table-row>
        <table:table-row table:style-name="ro1">
          <table:table-cell office:value-type="float" office:value="20.4108641148" calcext:value-type="float">
            <text:p>20.4108641148</text:p>
          </table:table-cell>
          <table:table-cell office:value-type="float" office:value="-23.3352212113" calcext:value-type="float">
            <text:p>-23.3352212113</text:p>
          </table:table-cell>
          <table:table-cell table:number-columns-repeated="8"/>
        </table:table-row>
        <table:table-row table:style-name="ro1">
          <table:table-cell office:value-type="float" office:value="20.4172010422" calcext:value-type="float">
            <text:p>20.4172010422</text:p>
          </table:table-cell>
          <table:table-cell office:value-type="float" office:value="-23.2905177224" calcext:value-type="float">
            <text:p>-23.2905177224</text:p>
          </table:table-cell>
          <table:table-cell table:number-columns-repeated="8"/>
        </table:table-row>
        <table:table-row table:style-name="ro1">
          <table:table-cell office:value-type="float" office:value="20.4251010418" calcext:value-type="float">
            <text:p>20.4251010418</text:p>
          </table:table-cell>
          <table:table-cell office:value-type="float" office:value="-24.0504770339" calcext:value-type="float">
            <text:p>-24.0504770339</text:p>
          </table:table-cell>
          <table:table-cell table:number-columns-repeated="8"/>
        </table:table-row>
        <table:table-row table:style-name="ro1">
          <table:table-cell office:value-type="float" office:value="20.4293220043" calcext:value-type="float">
            <text:p>20.4293220043</text:p>
          </table:table-cell>
          <table:table-cell office:value-type="float" office:value="-23.8493113338" calcext:value-type="float">
            <text:p>-23.8493113338</text:p>
          </table:table-cell>
          <table:table-cell table:number-columns-repeated="8"/>
        </table:table-row>
        <table:table-row table:style-name="ro1">
          <table:table-cell office:value-type="float" office:value="20.4317700863" calcext:value-type="float">
            <text:p>20.4317700863</text:p>
          </table:table-cell>
          <table:table-cell office:value-type="float" office:value="-23.5587386559" calcext:value-type="float">
            <text:p>-23.5587386559</text:p>
          </table:table-cell>
          <table:table-cell table:number-columns-repeated="8"/>
        </table:table-row>
        <table:table-row table:style-name="ro1">
          <table:table-cell office:value-type="float" office:value="20.4348361492" calcext:value-type="float">
            <text:p>20.4348361492</text:p>
          </table:table-cell>
          <table:table-cell office:value-type="float" office:value="-23.4469799336" calcext:value-type="float">
            <text:p>-23.4469799336</text:p>
          </table:table-cell>
          <table:table-cell table:number-columns-repeated="8"/>
        </table:table-row>
        <table:table-row table:style-name="ro1">
          <table:table-cell office:value-type="float" office:value="20.4508562088" calcext:value-type="float">
            <text:p>20.4508562088</text:p>
          </table:table-cell>
          <table:table-cell office:value-type="float" office:value="-23.9387183116" calcext:value-type="float">
            <text:p>-23.9387183116</text:p>
          </table:table-cell>
          <table:table-cell table:number-columns-repeated="8"/>
        </table:table-row>
        <table:table-row table:style-name="ro1">
          <table:table-cell office:value-type="float" office:value="20.4963011742" calcext:value-type="float">
            <text:p>20.4963011742</text:p>
          </table:table-cell>
          <table:table-cell office:value-type="float" office:value="-23.759904356" calcext:value-type="float">
            <text:p>-23.759904356</text:p>
          </table:table-cell>
          <table:table-cell table:number-columns-repeated="8"/>
        </table:table-row>
        <table:table-row table:style-name="ro1">
          <table:table-cell office:value-type="float" office:value="20.5125131607" calcext:value-type="float">
            <text:p>20.5125131607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  <table:table-row table:style-name="ro1">
          <table:table-cell office:value-type="float" office:value="20.5179970264" calcext:value-type="float">
            <text:p>20.5179970264</text:p>
          </table:table-cell>
          <table:table-cell office:value-type="float" office:value="-23.3799247003" calcext:value-type="float">
            <text:p>-23.3799247003</text:p>
          </table:table-cell>
          <table:table-cell table:number-columns-repeated="8"/>
        </table:table-row>
        <table:table-row table:style-name="ro1">
          <table:table-cell office:value-type="float" office:value="20.5219800472" calcext:value-type="float">
            <text:p>20.5219800472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20.525673151" calcext:value-type="float">
            <text:p>20.525673151</text:p>
          </table:table-cell>
          <table:table-cell office:value-type="float" office:value="-23.9163665672" calcext:value-type="float">
            <text:p>-23.9163665672</text:p>
          </table:table-cell>
          <table:table-cell table:number-columns-repeated="8"/>
        </table:table-row>
        <table:table-row table:style-name="ro1">
          <table:table-cell office:value-type="float" office:value="20.5307481289" calcext:value-type="float">
            <text:p>20.5307481289</text:p>
          </table:table-cell>
          <table:table-cell office:value-type="float" office:value="-23.8269595894" calcext:value-type="float">
            <text:p>-23.8269595894</text:p>
          </table:table-cell>
          <table:table-cell table:number-columns-repeated="8"/>
        </table:table-row>
        <table:table-row table:style-name="ro1">
          <table:table-cell office:value-type="float" office:value="20.551276207" calcext:value-type="float">
            <text:p>20.551276207</text:p>
          </table:table-cell>
          <table:table-cell office:value-type="float" office:value="-23.514035167" calcext:value-type="float">
            <text:p>-23.514035167</text:p>
          </table:table-cell>
          <table:table-cell table:number-columns-repeated="8"/>
        </table:table-row>
        <table:table-row table:style-name="ro1">
          <table:table-cell office:value-type="float" office:value="20.556273222" calcext:value-type="float">
            <text:p>20.556273222</text:p>
          </table:table-cell>
          <table:table-cell office:value-type="float" office:value="-23.6704973782" calcext:value-type="float">
            <text:p>-23.6704973782</text:p>
          </table:table-cell>
          <table:table-cell table:number-columns-repeated="8"/>
        </table:table-row>
        <table:table-row table:style-name="ro1">
          <table:table-cell office:value-type="float" office:value="20.5799560547" calcext:value-type="float">
            <text:p>20.5799560547</text:p>
          </table:table-cell>
          <table:table-cell office:value-type="float" office:value="-23.9387183116" calcext:value-type="float">
            <text:p>-23.9387183116</text:p>
          </table:table-cell>
          <table:table-cell table:number-columns-repeated="8"/>
        </table:table-row>
        <table:table-row table:style-name="ro1">
          <table:table-cell office:value-type="float" office:value="20.5952370167" calcext:value-type="float">
            <text:p>20.5952370167</text:p>
          </table:table-cell>
          <table:table-cell office:value-type="float" office:value="-23.5363869114" calcext:value-type="float">
            <text:p>-23.53638691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6-08-10T15:23:10.517154707</dc:date>
    <meta:editing-duration>PT14M9S</meta:editing-duration>
    <meta:editing-cycles>1</meta:editing-cycles>
    <meta:document-statistic meta:table-count="1" meta:cell-count="596" meta:object-count="0"/>
  </office:meta>
</office:document-meta>
</file>